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="0cm" fo:border="none"/>
    </style:style>
    <style:style style:name="P2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3" style:family="paragraph" style:parent-style-name="Text_20_body" style:list-style-name="L1">
      <style:paragraph-properties fo:padding="0cm" fo:border="none"/>
    </style:style>
    <style:style style:name="P4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5" style:family="paragraph" style:parent-style-name="Text_20_body" style:list-style-name="L2">
      <style:paragraph-properties fo:margin-top="0cm" fo:margin-bottom="0cm" style:contextual-spacing="false" fo:padding="0cm" fo:border="none"/>
      <style:text-properties loext:padding="0cm" loext:border="none"/>
    </style:style>
    <style:style style:name="P6" style:family="paragraph" style:parent-style-name="Text_20_body" style:list-style-name="L3">
      <style:paragraph-properties fo:margin-top="0cm" fo:margin-bottom="0cm" style:contextual-spacing="false" fo:padding="0cm" fo:border="none"/>
      <style:text-properties loext:padding="0cm" loext:border="none"/>
    </style:style>
    <style:style style:name="P7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2">
      <style:paragraph-properties fo:padding="0cm" fo:border="none"/>
    </style:style>
    <style:style style:name="P9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3">
      <style:paragraph-properties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cription of RAG (Retrieval Augmented Generation) Techniques and Implementations in 2023</text:h>
      <text:list xml:id="list3651441125" text:style-name="L1">
        <text:list-item>
          <text:p text:style-name="P4">Intro:</text:p>
          <text:list>
            <text:list-item>
              <text:p text:style-name="P2">RAG (Retrieval Augmented Generation) combines search and language models to provide context for generated answers.</text:p>
            </text:list-item>
            <text:list-item>
              <text:p text:style-name="P2">RAG is a popular architecture for language model-based systems in 2023 and is used in various products and applications.</text:p>
            </text:list-item>
          </text:list>
        </text:list-item>
        <text:list-item>
          <text:p text:style-name="P4">Naive RAG:</text:p>
          <text:list>
            <text:list-item>
              <text:p text:style-name="P2">In a naive RAG pipeline, documents are split into chunks, embedded into vectors using a Transformer Encoder model, indexed, and used as context for language model prompts.</text:p>
            </text:list-item>
            <text:list-item>
              <text:p text:style-name="P2">Prompt engineering is an essential aspect of improving RAG pipelines, with various language model options available.</text:p>
            </text:list-item>
          </text:list>
        </text:list-item>
        <text:list-item>
          <text:p text:style-name="P4">Advanced RAG:</text:p>
          <text:list>
            <text:list-item>
              <text:p text:style-name="P2">Advanced RAG techniques include chunking &amp; vectorization, the use of search indices, hierarchical indexing, hypothetical questions, and context enrichment.</text:p>
            </text:list-item>
            <text:list-item>
              <text:p text:style-name="P2">Different approaches such as Hypothetical Questions and HyDE are used to improve search quality and enhance context.</text:p>
            </text:list-item>
          </text:list>
        </text:list-item>
        <text:list-item>
          <text:p text:style-name="P4">Chunking &amp; Vectorization:</text:p>
          <text:list>
            <text:list-item>
              <text:p text:style-name="P2">Chunking is used to split documents into smaller units, and vectorization involves embedding these chunks using search-optimized models.</text:p>
            </text:list-item>
          </text:list>
        </text:list-item>
        <text:list-item>
          <text:p text:style-name="P4">Search Index:</text:p>
          <text:list>
            <text:list-item>
              <text:p text:style-name="P2">The search index stores vectorized content efficiently for retrieval and can support different implementations like faiss, nmslib, OpenSearch, or managed solutions.</text:p>
            </text:list-item>
            <text:list-item>
              <text:p text:style-name="P2">Hierarchical indexing and context enrichment are also used to enhance search quality and retrieve relevant information.</text:p>
            </text:list-item>
          </text:list>
        </text:list-item>
        <text:list-item>
          <text:p text:style-name="P4">Hierarchical Indices:</text:p>
          <text:list>
            <text:list-item>
              <text:p text:style-name="P2">Efficient searching in large databases is achieved using two indices: one composed of summaries and the other composed of document chunks, allowing for filtering and efficient retrieval.</text:p>
            </text:list-item>
          </text:list>
        </text:list-item>
        <text:list-item>
          <text:p text:style-name="P4">Hypothetical Questions and HyDE:</text:p>
          <text:list>
            <text:list-item>
              <text:p text:style-name="P2">Using hypothetical questions or HyDE improves search quality by enhancing semantic similarity and reasoning for the language model.</text:p>
            </text:list-item>
          </text:list>
        </text:list-item>
        <text:list-item>
          <text:p text:style-name="P4">Context Enrichment:</text:p>
          <text:list>
            <text:list-item>
              <text:p text:style-name="P3">Expanding context by adding surrounding context or splitting documents recursively into larger and smaller chunks improves search quality and context for the language model.</text:p>
            </text:list-item>
          </text:list>
        </text:list-item>
      </text:list>
      <text:list xml:id="list3130776088" text:style-name="L2">
        <text:list-item>
          <text:p text:style-name="P5">Parent Document Retriever (Ever):</text:p>
          <text:list>
            <text:list-item>
              <text:p text:style-name="P7">Search for granular pieces of information and extend the context window before feeding to LLM for reasoning.</text:p>
            </text:list-item>
            <text:list-item>
              <text:p text:style-name="P7">Documents are split into smaller child chunks referring to larger parent chunks.</text:p>
            </text:list-item>
          </text:list>
        </text:list-item>
        <text:list-item>
          <text:p text:style-name="P5"><text:soft-page-break/>Fusion Retrieval or Hybrid Search (2.5):</text:p>
          <text:list>
            <text:list-item>
              <text:p text:style-name="P7">Combining keyword-based old school search and modern semantic or vector search for better retrieval results.</text:p>
            </text:list-item>
            <text:list-item>
              <text:p text:style-name="P7">Implemented in LangChain's Ensemble Retriever class and LlamaIndex.</text:p>
            </text:list-item>
          </text:list>
        </text:list-item>
        <text:list-item>
          <text:p text:style-name="P5">Reranking &amp; Filtering:</text:p>
          <text:list>
            <text:list-item>
              <text:p text:style-name="P7">Refine retrieval results through filtering, re-ranking, or some transformation using available Postprocessors in LlamaIndex.</text:p>
            </text:list-item>
            <text:list-item>
              <text:p text:style-name="P7">Final step before feeding retrieved context to LLM for resulting answer.</text:p>
            </text:list-item>
          </text:list>
        </text:list-item>
        <text:list-item>
          <text:p text:style-name="P5">Query Transformations:</text:p>
          <text:list>
            <text:list-item>
              <text:p text:style-name="P7">Use LLM to modify user input and improve retrieval quality via different techniques.</text:p>
            </text:list-item>
            <text:list-item>
              <text:p text:style-name="P7">Implementations in LangChain and LlamaIndex.</text:p>
            </text:list-item>
          </text:list>
        </text:list-item>
        <text:list-item>
          <text:p text:style-name="P5">Reference Citations:</text:p>
          <text:list>
            <text:list-item>
              <text:p text:style-name="P7">Instrument to accurately back reference sources used in generating an answer.</text:p>
            </text:list-item>
            <text:list-item>
              <text:p text:style-name="P7">Methods to insert referencing tasks into prompt and match parts of generated response to original text chunks in index.</text:p>
            </text:list-item>
          </text:list>
        </text:list-item>
        <text:list-item>
          <text:p text:style-name="P5">Chat Engine:</text:p>
          <text:list>
            <text:list-item>
              <text:p text:style-name="P7">Support follow up questions, anaphora, or arbitrary user commands relating to previous dialogue context.</text:p>
            </text:list-item>
            <text:list-item>
              <text:p text:style-name="P7">Implemented with ContextChatEngine, CondensePlusContextMode, and support for OpenAI agents in LlamaIndex and Langchain.</text:p>
            </text:list-item>
          </text:list>
        </text:list-item>
        <text:list-item>
          <text:p text:style-name="P5">Query Routing:</text:p>
          <text:list>
            <text:list-item>
              <text:p text:style-name="P7">LLM-powered decision making upon what to do next given the user query.</text:p>
            </text:list-item>
            <text:list-item>
              <text:p text:style-name="P7">Used to select an index or data store and define the choices it can make.</text:p>
            </text:list-item>
          </text:list>
        </text:list-item>
        <text:list-item>
          <text:p text:style-name="P5">Agents in RAG:</text:p>
          <text:list>
            <text:list-item>
              <text:p text:style-name="P7">Provide an LLM with a set of tools and a task to be completed.</text:p>
            </text:list-item>
            <text:list-item>
              <text:p text:style-name="P8">Illustrated through the Multi-Document Agents scheme, involving initialization of an agent and top agent for query routing and answer synthesis.</text:p>
            </text:list-item>
          </text:list>
        </text:list-item>
      </text:list>
      <text:list xml:id="list3308637779" text:style-name="L3">
        <text:list-item>
          <text:p text:style-name="P6">RAG Pipeline:</text:p>
          <text:list>
            <text:list-item>
              <text:p text:style-name="P9">The RAG pipeline involves multiple back and forth iterations with LLMs inside agents, which can make it slower for large multi-document storage.</text:p>
            </text:list-item>
            <text:list-item>
              <text:p text:style-name="P9">For scalability, it's recommended to consider simplifications to the RAG pipeline.</text:p>
            </text:list-item>
          </text:list>
        </text:list-item>
        <text:list-item>
          <text:p text:style-name="P6">Response Synthesiser:</text:p>
          <text:list>
            <text:list-item>
              <text:p text:style-name="P9">The final step of any RAG pipeline is to generate an answer based on the retrieved context and the user query.</text:p>
            </text:list-item>
            <text:list-item>
              <text:p text:style-name="P9">Options for response synthesis include iterative refinement, context summarization, and generating multiple answers.</text:p>
            </text:list-item>
          </text:list>
        </text:list-item>
        <text:list-item>
          <text:p text:style-name="P6">Encoder and LLM Fine-Tuning:</text:p>
          <text:list>
            <text:list-item>
              <text:p text:style-name="P9">Fine-tuning the encoder and LLM in the RAG pipeline can improve context retrieval and answer quality.</text:p>
            </text:list-item>
            <text:list-item>
              <text:p text:style-name="P9">Availability of high-end LLMs like GPT-4 provides opportunities for generating high-quality synthetic datasets.</text:p>
            </text:list-item>
          </text:list>
        </text:list-item>
        <text:list-item>
          <text:p text:style-name="P6">Evaluation Frameworks:</text:p>
          <text:list>
            <text:list-item>
              <text:p text:style-name="P9">Frameworks for RAG systems evaluation include metrics for answer relevance, groundedness, faithfulness, and retrieved context relevance.</text:p>
            </text:list-item>
            <text:list-item>
              <text:p text:style-name="P9"><text:soft-page-break/>Improving retrieved context relevance is a key focus of algorithmic approaches to RAG.</text:p>
            </text:list-item>
          </text:list>
        </text:list-item>
        <text:list-item>
          <text:p text:style-name="P6">Production Challenge:</text:p>
          <text:list>
            <text:list-item>
              <text:p text:style-name="P9">In addition to improving answer relevance and faithfulness, a main challenge for RAG systems is speed, particularly in agent-based schemes.</text:p>
            </text:list-item>
            <text:list-item>
              <text:p text:style-name="P10">The use of smaller LLMs and recent releases of Mixtral and Phi-2 are promising for addressing speed concern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8:15:53.794539564</meta:creation-date>
    <dc:date>2024-02-22T18:16:13.788553447</dc:date>
    <meta:editing-duration>PT2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60" meta:word-count="737" meta:character-count="4860" meta:non-whitespace-character-count="4242"/>
  </office:meta>
</office:document-meta>
</file>